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escription</text:span></text:p>
      <text:p text:style-name="P2"/>
      <text:p text:style-name="P3"><text:span text:style-name="T3_1">GroupShare</text:span><text:span text:style-name="T3_2"><text:s/></text:span><text:span text:style-name="T3_3">is</text:span><text:span text:style-name="T3_4"><text:s/></text:span><text:span text:style-name="T3_5">a</text:span><text:span text:style-name="T3_6"><text:s/></text:span><text:span text:style-name="T3_7">catalog</text:span><text:span text:style-name="T3_8"><text:s/></text:span><text:span text:style-name="T3_9">database</text:span><text:span text:style-name="T3_10"><text:s/></text:span><text:span text:style-name="T3_11">for</text:span><text:span text:style-name="T3_12"><text:s/></text:span><text:span text:style-name="T3_13">a</text:span><text:span text:style-name="T3_14"><text:s/></text:span><text:span text:style-name="T3_15">co</text:span><text:span text:style-name="T3_16">-</text:span><text:span text:style-name="T3_17">operative</text:span><text:span text:style-name="T3_18"><text:s/></text:span><text:span text:style-name="T3_19">set</text:span><text:span text:style-name="T3_20"><text:s/></text:span><text:span text:style-name="T3_21">of</text:span><text:span text:style-name="T3_22"><text:s/></text:span><text:span text:style-name="T3_23">members</text:span><text:span text:style-name="T3_24"><text:s/></text:span><text:span text:style-name="T3_25">to</text:span><text:span text:style-name="T3_26"><text:s/></text:span><text:span text:style-name="T3_27">share</text:span><text:span text:style-name="T3_28"><text:s/></text:span><text:span text:style-name="T3_29">items</text:span><text:span text:style-name="T3_30"><text:s/></text:span><text:span text:style-name="T3_31">among</text:span><text:span text:style-name="T3_32"><text:s/></text:span><text:span text:style-name="T3_33">eachother</text:span><text:span text:style-name="T3_34">.<text:s text:c="3"/></text:span><text:span text:style-name="T3_35">Primary</text:span><text:span text:style-name="T3_36"><text:s/></text:span><text:span text:style-name="T3_37">goal</text:span><text:span text:style-name="T3_38"><text:s/></text:span><text:span text:style-name="T3_39">is</text:span><text:span text:style-name="T3_40"><text:s/></text:span><text:span text:style-name="T3_41">to</text:span><text:span text:style-name="T3_42"><text:s/></text:span><text:span text:style-name="T3_43">allow</text:span><text:span text:style-name="T3_44"><text:s/></text:span><text:span text:style-name="T3_45">users</text:span><text:span text:style-name="T3_46"><text:s/></text:span><text:span text:style-name="T3_47">to</text:span><text:span text:style-name="T3_48"><text:s/></text:span><text:span text:style-name="T3_49">share</text:span><text:span text:style-name="T3_50"><text:s/></text:span><text:span text:style-name="T3_51">their</text:span><text:span text:style-name="T3_52"><text:s/></text:span><text:span text:style-name="T3_53">books</text:span><text:span text:style-name="T3_54">,<text:s/></text:span><text:span text:style-name="T3_55">dvd</text:span><text:span text:style-name="T3_56">,<text:s/></text:span><text:span text:style-name="T3_57">and</text:span><text:span text:style-name="T3_58"><text:s/></text:span><text:span text:style-name="T3_59">cd</text:span><text:span text:style-name="T3_60"><text:s/></text:span><text:span text:style-name="T3_61">with</text:span><text:span text:style-name="T3_62"><text:s/></text:span><text:span text:style-name="T3_63">the</text:span><text:span text:style-name="T3_64"><text:s/></text:span><text:span text:style-name="T3_65">group</text:span><text:span text:style-name="T3_66"><text:s/></text:span><text:span text:style-name="T3_67">members</text:span><text:span text:style-name="T3_68">.<text:s text:c="4"/></text:span><text:span text:style-name="T3_69">Members</text:span><text:span text:style-name="T3_70"><text:s/></text:span><text:span text:style-name="T3_71">list</text:span><text:span text:style-name="T3_72"><text:s/></text:span><text:span text:style-name="T3_73">items</text:span><text:span text:style-name="T3_74"><text:s/></text:span><text:span text:style-name="T3_75">they</text:span><text:span text:style-name="T3_76"><text:s/></text:span><text:span text:style-name="T3_77">are</text:span><text:span text:style-name="T3_78"><text:s/></text:span><text:span text:style-name="T3_79">willing</text:span><text:span text:style-name="T3_80"><text:s/></text:span><text:span text:style-name="T3_81">to</text:span><text:span text:style-name="T3_82"><text:s/></text:span><text:span text:style-name="T3_83">share</text:span><text:span text:style-name="T3_84"><text:s/></text:span><text:span text:style-name="T3_85">and</text:span><text:span text:style-name="T3_86"><text:s/></text:span><text:span text:style-name="T3_87">retain</text:span><text:span text:style-name="T3_88"><text:s/></text:span><text:span text:style-name="T3_89">ownership</text:span><text:span text:style-name="T3_90"><text:s/></text:span><text:span text:style-name="T3_91">of</text:span><text:span text:style-name="T3_92"><text:s/></text:span><text:span text:style-name="T3_93">the</text:span><text:span text:style-name="T3_94"><text:s/></text:span><text:span text:style-name="T3_95">item</text:span><text:span text:style-name="T3_96">.<text:s text:c="3"/></text:span><text:span text:style-name="T3_97">The</text:span><text:span text:style-name="T3_98"><text:s/></text:span><text:span text:style-name="T3_99">item</text:span><text:span text:style-name="T3_100"><text:s/></text:span><text:span text:style-name="T3_101">is</text:span><text:span text:style-name="T3_102"><text:s/></text:span><text:span text:style-name="T3_103">assigned</text:span><text:span text:style-name="T3_104"><text:s/></text:span><text:span text:style-name="T3_105">a</text:span><text:span text:style-name="T3_106"><text:s/></text:span><text:span text:style-name="T3_107">estimated</text:span><text:span text:style-name="T3_108"><text:s/></text:span><text:span text:style-name="T3_109">replacement</text:span><text:span text:style-name="T3_110"><text:s/></text:span><text:span text:style-name="T3_111">value</text:span><text:span text:style-name="T3_112">. <text:s/></text:span><text:span text:style-name="T3_113">At</text:span><text:span text:style-name="T3_114"><text:s/></text:span><text:span text:style-name="T3_115">any</text:span><text:span text:style-name="T3_116"><text:s/></text:span><text:span text:style-name="T3_117">given</text:span><text:span text:style-name="T3_118"><text:s/></text:span><text:span text:style-name="T3_119">point</text:span><text:span text:style-name="T3_120"><text:s/></text:span><text:span text:style-name="T3_121">in</text:span><text:span text:style-name="T3_122"><text:s/></text:span><text:span text:style-name="T3_123">time</text:span><text:span text:style-name="T3_124"><text:s/></text:span><text:span text:style-name="T3_125">users</text:span><text:span text:style-name="T3_126"><text:s/></text:span><text:span text:style-name="T3_127">can</text:span><text:span text:style-name="T3_128"><text:s/></text:span><text:span text:style-name="T3_129">only</text:span><text:span text:style-name="T3_130"><text:s/></text:span><text:span text:style-name="T3_131">borrow</text:span><text:span text:style-name="T3_132"><text:s/></text:span><text:span text:style-name="T3_133">from</text:span><text:span text:style-name="T3_134"><text:s/></text:span><text:span text:style-name="T3_135">the</text:span><text:span text:style-name="T3_136"><text:s/></text:span><text:span text:style-name="T3_137">GroupShare</text:span><text:span text:style-name="T3_138"><text:s/></text:span><text:span text:style-name="T3_139">up</text:span><text:span text:style-name="T3_140"><text:s/></text:span><text:span text:style-name="T3_141">to</text:span><text:span text:style-name="T3_142"><text:s/></text:span><text:span text:style-name="T3_143">a</text:span><text:span text:style-name="T3_144"><text:s/></text:span><text:span text:style-name="T3_145">maximum</text:span><text:span text:style-name="T3_146"> <text:s/></text:span><text:span text:style-name="T3_147">of</text:span><text:span text:style-name="T3_148"><text:s/></text:span><text:span text:style-name="T3_149">the</text:span><text:span text:style-name="T3_150"><text:s/></text:span><text:span text:style-name="T3_151">total</text:span><text:span text:style-name="T3_152"><text:s/></text:span><text:span text:style-name="T3_153">value</text:span><text:span text:style-name="T3_154"><text:s/></text:span><text:span text:style-name="T3_155">of</text:span><text:span text:style-name="T3_156"><text:s/></text:span><text:span text:style-name="T3_157">items</text:span><text:span text:style-name="T3_158"><text:s/></text:span><text:span text:style-name="T3_159">that</text:span><text:span text:style-name="T3_160"><text:s/></text:span><text:span text:style-name="T3_161">they</text:span><text:span text:style-name="T3_162"><text:s/></text:span><text:span text:style-name="T3_163">have</text:span><text:span text:style-name="T3_164"><text:s/></text:span><text:span text:style-name="T3_165">put</text:span><text:span text:style-name="T3_166"><text:s/></text:span><text:span text:style-name="T3_167">up</text:span><text:span text:style-name="T3_168"><text:s/></text:span><text:span text:style-name="T3_169">available</text:span><text:span text:style-name="T3_170"><text:s/></text:span><text:span text:style-name="T3_171">for</text:span><text:span text:style-name="T3_172"><text:s/></text:span><text:span text:style-name="T3_173">sharing</text:span><text:span text:style-name="T3_174"><text:s/>(</text:span><text:span text:style-name="T3_175">Total</text:span><text:span text:style-name="T3_176"><text:s/></text:span><text:span text:style-name="T3_177">Checked</text:span><text:span text:style-name="T3_178"><text:s/></text:span><text:span text:style-name="T3_179">out</text:span><text:span text:style-name="T3_180"><text:s/>&lt;=<text:s/></text:span><text:span text:style-name="T3_181">Total</text:span><text:span text:style-name="T3_182"><text:s/></text:span><text:span text:style-name="T3_183">Contribution</text:span><text:span text:style-name="T3_184">).<text:s text:c="3"/></text:span><text:span text:style-name="T3_185">Items</text:span><text:span text:style-name="T3_186"><text:s/></text:span><text:span text:style-name="T3_187">out</text:span><text:span text:style-name="T3_188"><text:s/></text:span><text:span text:style-name="T3_189">on</text:span><text:span text:style-name="T3_190"><text:s/></text:span><text:span text:style-name="T3_191">loan</text:span><text:span text:style-name="T3_192"><text:s/></text:span><text:span text:style-name="T3_193">can</text:span><text:span text:style-name="T3_194"><text:s/></text:span><text:span text:style-name="T3_195">have</text:span><text:span text:style-name="T3_196"><text:s/></text:span><text:span text:style-name="T3_197">a</text:span><text:span text:style-name="T3_198"><text:s/></text:span><text:span text:style-name="T3_199">queue</text:span><text:span text:style-name="T3_200"><text:s/></text:span><text:span text:style-name="T3_201">of</text:span><text:span text:style-name="T3_202"><text:s/></text:span><text:span text:style-name="T3_203">requests</text:span><text:span text:style-name="T3_204"><text:s/></text:span><text:span text:style-name="T3_205">against</text:span><text:span text:style-name="T3_206"><text:s/></text:span><text:span text:style-name="T3_207">them</text:span><text:span text:style-name="T3_208"><text:s/></text:span><text:span text:style-name="T3_209">for</text:span><text:span text:style-name="T3_210"><text:s/></text:span><text:span text:style-name="T3_211">next</text:span><text:span text:style-name="T3_212"><text:s/></text:span><text:span text:style-name="T3_213">in</text:span><text:span text:style-name="T3_214"><text:s/></text:span><text:span text:style-name="T3_215">line</text:span><text:span text:style-name="T3_216"><text:s/></text:span><text:span text:style-name="T3_217">for</text:span><text:span text:style-name="T3_218"><text:s/></text:span><text:span text:style-name="T3_219">loan</text:span><text:span text:style-name="T3_220">.<text:s text:c="3"/></text:span><text:span text:style-name="T3_221">Loans</text:span><text:span text:style-name="T3_222"><text:s/></text:span><text:span text:style-name="T3_223">can</text:span><text:span text:style-name="T3_224"><text:s/></text:span><text:span text:style-name="T3_225">be</text:span><text:span text:style-name="T3_226"><text:s/></text:span><text:span text:style-name="T3_227">up</text:span><text:span text:style-name="T3_228"><text:s/></text:span><text:span text:style-name="T3_229">to</text:span><text:span text:style-name="T3_230"><text:s/></text:span><text:span text:style-name="T3_231">a</text:span><text:span text:style-name="T3_232"><text:s/></text:span><text:span text:style-name="T3_233">indefinite</text:span><text:span text:style-name="T3_234"><text:s/></text:span><text:span text:style-name="T3_235">period</text:span><text:span text:style-name="T3_236"><text:s/></text:span><text:span text:style-name="T3_237">of</text:span><text:span text:style-name="T3_238"><text:s/></text:span><text:span text:style-name="T3_239">time</text:span><text:span text:style-name="T3_240"><text:s/></text:span><text:span text:style-name="T3_241">unless</text:span><text:span text:style-name="T3_242"><text:s/></text:span><text:span text:style-name="T3_243">a</text:span><text:span text:style-name="T3_244"><text:s/></text:span><text:span text:style-name="T3_245">loan</text:span><text:span text:style-name="T3_246"><text:s/></text:span><text:span text:style-name="T3_247">request</text:span><text:span text:style-name="T3_248"><text:s/></text:span><text:span text:style-name="T3_249">is</text:span><text:span text:style-name="T3_250"><text:s/></text:span><text:span text:style-name="T3_251">made</text:span><text:span text:style-name="T3_252"><text:s/></text:span><text:span text:style-name="T3_253">against</text:span><text:span text:style-name="T3_254"><text:s/></text:span><text:span text:style-name="T3_255">the</text:span><text:span text:style-name="T3_256"><text:s/></text:span><text:span text:style-name="T3_257">item</text:span><text:span text:style-name="T3_258">,<text:s/></text:span><text:span text:style-name="T3_259">at</text:span><text:span text:style-name="T3_260"><text:s/></text:span><text:span text:style-name="T3_261">which</text:span><text:span text:style-name="T3_262"><text:s/></text:span><text:span text:style-name="T3_263">time</text:span><text:span text:style-name="T3_264"><text:s/></text:span><text:span text:style-name="T3_265">the</text:span><text:span text:style-name="T3_266"><text:s/></text:span><text:span text:style-name="T3_267">item</text:span><text:span text:style-name="T3_268"><text:s/></text:span><text:span text:style-name="T3_269">must</text:span><text:span text:style-name="T3_270"><text:s/></text:span><text:span text:style-name="T3_271">be</text:span><text:span text:style-name="T3_272"><text:s/></text:span><text:span text:style-name="T3_273">passed</text:span><text:span text:style-name="T3_274"><text:s/></text:span><text:span text:style-name="T3_275">onto</text:span><text:span text:style-name="T3_276"><text:s/></text:span><text:span text:style-name="T3_277">the</text:span><text:span text:style-name="T3_278"><text:s/></text:span><text:span text:style-name="T3_279">next</text:span><text:span text:style-name="T3_280"><text:s/></text:span><text:span text:style-name="T3_281">in</text:span><text:span text:style-name="T3_282"><text:s/></text:span><text:span text:style-name="T3_283">line</text:span><text:span text:style-name="T3_284"><text:s/></text:span><text:span text:style-name="T3_285">within</text:span><text:span text:style-name="T3_286"><text:s/>2<text:s/></text:span><text:span text:style-name="T3_287">weeks</text:span><text:span text:style-name="T3_288">.</text:span></text:p>
      <text:p text:style-name="P4"/>
      <text:p text:style-name="P5"><text:span text:style-name="T5_1">Members</text:span><text:span text:style-name="T5_2"><text:s/></text:span><text:span text:style-name="T5_3">must</text:span><text:span text:style-name="T5_4"><text:s/></text:span><text:span text:style-name="T5_5">provide</text:span><text:span text:style-name="T5_6"><text:s/></text:span><text:span text:style-name="T5_7">contact</text:span><text:span text:style-name="T5_8"><text:s/></text:span><text:span text:style-name="T5_9">information</text:span><text:span text:style-name="T5_10"><text:s/></text:span><text:span text:style-name="T5_11">where</text:span><text:span text:style-name="T5_12"><text:s/></text:span><text:span text:style-name="T5_13">they</text:span><text:span text:style-name="T5_14"><text:s/></text:span><text:span text:style-name="T5_15">can</text:span><text:span text:style-name="T5_16"><text:s/></text:span><text:span text:style-name="T5_17">be</text:span><text:span text:style-name="T5_18"><text:s/></text:span><text:span text:style-name="T5_19">reached</text:span><text:span text:style-name="T5_20"><text:s/></text:span><text:span text:style-name="T5_21">as</text:span><text:span text:style-name="T5_22"><text:s/></text:span><text:span text:style-name="T5_23">well</text:span><text:span text:style-name="T5_24"><text:s/></text:span><text:span text:style-name="T5_25">as</text:span><text:span text:style-name="T5_26"><text:s/></text:span><text:span text:style-name="T5_27">emails</text:span><text:span text:style-name="T5_28"><text:s/></text:span><text:span text:style-name="T5_29">for</text:span><text:span text:style-name="T5_30"><text:s/></text:span><text:span text:style-name="T5_31">notification</text:span><text:span text:style-name="T5_32"><text:s/></text:span><text:span text:style-name="T5_33">of</text:span><text:span text:style-name="T5_34"><text:s/></text:span><text:span text:style-name="T5_35">items</text:span><text:span text:style-name="T5_36"><text:s/></text:span><text:span text:style-name="T5_37">available</text:span><text:span text:style-name="T5_38">/</text:span><text:span text:style-name="T5_39">request</text:span><text:span text:style-name="T5_40"><text:s/></text:span><text:span text:style-name="T5_41">queued</text:span><text:span text:style-name="T5_42"><text:s/></text:span><text:span text:style-name="T5_43">against</text:span><text:span text:style-name="T5_44"><text:s/></text:span><text:span text:style-name="T5_45">on</text:span><text:span text:style-name="T5_46"><text:s/></text:span><text:span text:style-name="T5_47">loan</text:span><text:span text:style-name="T5_48"><text:s/></text:span><text:span text:style-name="T5_49">items</text:span><text:span text:style-name="T5_50">.</text:span></text:p>
      <text:p text:style-name="P6"/>
      <text:p text:style-name="P7"><text:span text:style-name="T7_1">Ratings</text:span><text:span text:style-name="T7_2"><text:s/>/<text:s/></text:span><text:span text:style-name="T7_3">comments</text:span><text:span text:style-name="T7_4"><text:s/></text:span><text:span text:style-name="T7_5">on</text:span><text:span text:style-name="T7_6"><text:s/></text:span><text:span text:style-name="T7_7">the</text:span><text:span text:style-name="T7_8"><text:s/></text:span><text:span text:style-name="T7_9">item</text:span><text:span text:style-name="T7_10"><text:s/></text:span><text:span text:style-name="T7_11">can</text:span><text:span text:style-name="T7_12"><text:s/></text:span><text:span text:style-name="T7_13">be</text:span><text:span text:style-name="T7_14"><text:s/></text:span><text:span text:style-name="T7_15">made</text:span><text:span text:style-name="T7_16"><text:s/></text:span><text:span text:style-name="T7_17">by</text:span><text:span text:style-name="T7_18"><text:s/></text:span><text:span text:style-name="T7_19">people</text:span><text:span text:style-name="T7_20"><text:s/></text:span><text:span text:style-name="T7_21">who</text:span><text:span text:style-name="T7_22"><text:s/></text:span><text:span text:style-name="T7_23">have</text:span><text:span text:style-name="T7_24"><text:s/></text:span><text:span text:style-name="T7_25">used</text:span><text:span text:style-name="T7_26"><text:s/></text:span><text:span text:style-name="T7_27">the</text:span><text:span text:style-name="T7_28"><text:s/></text:span><text:span text:style-name="T7_29">item</text:span><text:span text:style-name="T7_30"><text:s/></text:span><text:span text:style-name="T7_31">for</text:span><text:span text:style-name="T7_32"><text:s/></text:span><text:span text:style-name="T7_33">other</text:span><text:span text:style-name="T7_34"><text:s/></text:span><text:span text:style-name="T7_35">users</text:span><text:span text:style-name="T7_36"><text:s/></text:span><text:span text:style-name="T7_37">to</text:span><text:span text:style-name="T7_38"><text:s/></text:span><text:span text:style-name="T7_39">browse</text:span></text:p>
      <text:p text:style-name="P8"/>
      <text:p text:style-name="P9"><text:span text:style-name="T9_1">Transactions</text:span></text:p>
      <text:list text:style-name="LS1" xml:id="list0">
        <text:list-item>
          <text:p text:style-name="P10"><text:span text:style-name="T10_1">post</text:span><text:span text:style-name="T10_2"><text:s/></text:span><text:span text:style-name="T10_3">a</text:span><text:span text:style-name="T10_4"><text:s/></text:span><text:span text:style-name="T10_5">new</text:span><text:span text:style-name="T10_6"><text:s/></text:span><text:span text:style-name="T10_7">item</text:span><text:span text:style-name="T10_8"><text:s/></text:span><text:span text:style-name="T10_9">into</text:span><text:span text:style-name="T10_10"><text:s/></text:span><text:span text:style-name="T10_11">loan</text:span><text:span text:style-name="T10_12"><text:s/></text:span><text:span text:style-name="T10_13">pool</text:span></text:p>
        </text:list-item>
        <text:list-item>
          <text:p text:style-name="P11"><text:span text:style-name="T11_1">Show</text:span><text:span text:style-name="T11_2"><text:s/></text:span><text:span text:style-name="T11_3">all</text:span><text:span text:style-name="T11_4"><text:s/></text:span><text:span text:style-name="T11_5">items</text:span><text:span text:style-name="T11_6"><text:s/></text:span><text:span text:style-name="T11_7">in</text:span><text:span text:style-name="T11_8"><text:s/></text:span><text:span text:style-name="T11_9">share</text:span><text:span text:style-name="T11_10"><text:s/></text:span><text:span text:style-name="T11_11">stuff</text:span><text:span text:style-name="T11_12"><text:s/></text:span><text:span text:style-name="T11_13">with</text:span><text:span text:style-name="T11_14"><text:s/></text:span><text:span text:style-name="T11_15">checked</text:span><text:span text:style-name="T11_16"><text:s/></text:span><text:span text:style-name="T11_17">in</text:span><text:span text:style-name="T11_18">/</text:span><text:span text:style-name="T11_19">out</text:span><text:span text:style-name="T11_20"><text:s/></text:span><text:span text:style-name="T11_21">status</text:span></text:p>
        </text:list-item>
        <text:list-item>
          <text:p text:style-name="P12"><text:span text:style-name="T12_1">request</text:span><text:span text:style-name="T12_2"><text:s/></text:span><text:span text:style-name="T12_3">a</text:span><text:span text:style-name="T12_4"><text:s/></text:span><text:span text:style-name="T12_5">loan</text:span><text:span text:style-name="T12_6"><text:s/></text:span><text:span text:style-name="T12_7">item</text:span><text:span text:style-name="T12_8"><text:s/>(</text:span><text:span text:style-name="T12_9">either</text:span><text:span text:style-name="T12_10"><text:s/></text:span><text:span text:style-name="T12_11">add</text:span><text:span text:style-name="T12_12"><text:s/></text:span><text:span text:style-name="T12_13">to</text:span><text:span text:style-name="T12_14"><text:s/></text:span><text:span text:style-name="T12_15">wait</text:span><text:span text:style-name="T12_16"><text:s/></text:span><text:span text:style-name="T12_17">queue</text:span><text:span text:style-name="T12_18"><text:s/></text:span><text:span text:style-name="T12_19">or</text:span><text:span text:style-name="T12_20"><text:s/></text:span><text:span text:style-name="T12_21">initiate</text:span><text:span text:style-name="T12_22"><text:s/></text:span><text:span text:style-name="T12_23">a</text:span><text:span text:style-name="T12_24"><text:s/></text:span><text:span text:style-name="T12_25">borrow</text:span><text:span text:style-name="T12_26"><text:s/></text:span><text:span text:style-name="T12_27">request</text:span><text:span text:style-name="T12_28">)</text:span></text:p>
        </text:list-item>
        <text:list-item>
          <text:p text:style-name="P13"><text:span text:style-name="T13_1">shows</text:span><text:span text:style-name="T13_2"><text:s/></text:span><text:span text:style-name="T13_3">total</text:span><text:span text:style-name="T13_4"><text:s/></text:span><text:span text:style-name="T13_5">value</text:span><text:span text:style-name="T13_6"><text:s/></text:span><text:span text:style-name="T13_7">available</text:span><text:span text:style-name="T13_8"><text:s/></text:span><text:span text:style-name="T13_9">for</text:span><text:span text:style-name="T13_10"><text:s/></text:span><text:span text:style-name="T13_11">an</text:span><text:span text:style-name="T13_12"><text:s/></text:span><text:span text:style-name="T13_13">person</text:span><text:span text:style-name="T13_14"><text:s/>-<text:s/></text:span><text:span text:style-name="T13_15">calculate</text:span><text:span text:style-name="T13_16"><text:s/></text:span><text:span text:style-name="T13_17">total</text:span><text:span text:style-name="T13_18"><text:s/></text:span><text:span text:style-name="T13_19">contribution</text:span><text:span text:style-name="T13_20">,<text:s/></text:span><text:span text:style-name="T13_21">total</text:span><text:span text:style-name="T13_22"><text:s/></text:span><text:span text:style-name="T13_23">on</text:span><text:span text:style-name="T13_24"><text:s/></text:span><text:span text:style-name="T13_25">loan</text:span><text:span text:style-name="T13_26">,<text:s/></text:span><text:span text:style-name="T13_27">balance</text:span><text:span text:style-name="T13_28"><text:s/></text:span><text:span text:style-name="T13_29">remaining</text:span></text:p>
        </text:list-item>
        <text:list-item>
          <text:p text:style-name="P14"><text:span text:style-name="T14_1">show</text:span><text:span text:style-name="T14_2"><text:s/></text:span><text:span text:style-name="T14_3">all</text:span><text:span text:style-name="T14_4"><text:s/></text:span><text:span text:style-name="T14_5">items</text:span><text:span text:style-name="T14_6"><text:s/></text:span><text:span text:style-name="T14_7">not</text:span><text:span text:style-name="T14_8"><text:s/></text:span><text:span text:style-name="T14_9">on</text:span><text:span text:style-name="T14_10"><text:s/></text:span><text:span text:style-name="T14_11">loan</text:span><text:span text:style-name="T14_12"><text:s/>(</text:span><text:span text:style-name="T14_13">currently</text:span><text:span text:style-name="T14_14"><text:s/></text:span><text:span text:style-name="T14_15">available</text:span><text:span text:style-name="T14_16">)<text:s/></text:span></text:p>
        </text:list-item>
        <text:list-item>
          <text:p text:style-name="P15"><text:span text:style-name="T15_1">see</text:span><text:span text:style-name="T15_2"><text:s/></text:span><text:span text:style-name="T15_3">item</text:span><text:span text:style-name="T15_4"><text:s/></text:span><text:span text:style-name="T15_5">transaction</text:span><text:span text:style-name="T15_6"><text:s/></text:span><text:span text:style-name="T15_7">history</text:span><text:span text:style-name="T15_8">/</text:span><text:span text:style-name="T15_9">comment</text:span><text:span text:style-name="T15_10"><text:s/></text:span><text:span text:style-name="T15_11">history</text:span><text:span text:style-name="T15_12">,<text:s/></text:span><text:span text:style-name="T15_13">current</text:span><text:span text:style-name="T15_14"><text:s/></text:span><text:span text:style-name="T15_15">queue</text:span></text:p>
        </text:list-item>
        <text:list-item>
          <text:p text:style-name="P16"><text:span text:style-name="T16_1">cancel</text:span><text:span text:style-name="T16_2"><text:s/></text:span><text:span text:style-name="T16_3">loan</text:span><text:span text:style-name="T16_4"><text:s/></text:span><text:span text:style-name="T16_5">request</text:span></text:p>
        </text:list-item>
        <text:list-item>
          <text:p text:style-name="P17"><text:span text:style-name="T17_1">remove</text:span><text:span text:style-name="T17_2"><text:s/></text:span><text:span text:style-name="T17_3">item</text:span><text:span text:style-name="T17_4"><text:s/></text:span><text:span text:style-name="T17_5">from</text:span><text:span text:style-name="T17_6"><text:s/></text:span><text:span text:style-name="T17_7">loan</text:span><text:span text:style-name="T17_8"><text:s/></text:span><text:span text:style-name="T17_9">pool</text:span><text:span text:style-name="T17_10"><text:s/>-<text:s/></text:span><text:span text:style-name="T17_11">only</text:span><text:span text:style-name="T17_12"><text:s/></text:span><text:span text:style-name="T17_13">allowed</text:span><text:span text:style-name="T17_14"><text:s/></text:span><text:span text:style-name="T17_15">by</text:span><text:span text:style-name="T17_16"><text:s/></text:span><text:span text:style-name="T17_17">owner</text:span></text:p>
        </text:list-item>
        <text:list-item>
          <text:p text:style-name="P18"><text:span text:style-name="T18_1">make</text:span><text:span text:style-name="T18_2"><text:s/></text:span><text:span text:style-name="T18_3">a</text:span><text:span text:style-name="T18_4"><text:s/></text:span><text:span text:style-name="T18_5">comment</text:span><text:span text:style-name="T18_6"><text:s/></text:span><text:span text:style-name="T18_7">on</text:span><text:span text:style-name="T18_8"><text:s/></text:span><text:span text:style-name="T18_9">item</text:span></text:p>
        </text:list-item>
        <text:list-item>
          <text:p text:style-name="P19"><text:span text:style-name="T19_1">get</text:span><text:span text:style-name="T19_2"><text:s/></text:span><text:span text:style-name="T19_3">user</text:span><text:span text:style-name="T19_4"><text:s/></text:span><text:span text:style-name="T19_5">score</text:span><text:span text:style-name="T19_6"><text:s/>-<text:s/></text:span><text:span text:style-name="T19_7">total</text:span><text:span text:style-name="T19_8"><text:s/></text:span><text:span text:style-name="T19_9">contribution</text:span><text:span text:style-name="T19_10"><text:s/></text:span><text:span text:style-name="T19_11">value</text:span><text:span text:style-name="T19_12">/</text:span><text:span text:style-name="T19_13">items</text:span><text:span text:style-name="T19_14">,<text:s/></text:span><text:span text:style-name="T19_15">popularity</text:span><text:span text:style-name="T19_16"><text:s/></text:span><text:span text:style-name="T19_17">of</text:span><text:span text:style-name="T19_18"><text:s/></text:span><text:span text:style-name="T19_19">items</text:span><text:span text:style-name="T19_20"><text:s/></text:span><text:span text:style-name="T19_21">offered</text:span><text:span text:style-name="T19_22">,<text:s/></text:span><text:span text:style-name="T19_23">qty</text:span><text:span text:style-name="T19_24"><text:s/></text:span><text:span text:style-name="T19_25">of</text:span><text:span text:style-name="T19_26"><text:s/></text:span><text:span text:style-name="T19_27">items</text:span><text:span text:style-name="T19_28"><text:s/></text:span><text:span text:style-name="T19_29">borrowed</text:span><text:span text:style-name="T19_30">. <text:s/></text:span><text:span text:style-name="T19_31">eg</text:span><text:span text:style-name="T19_32"><text:s/></text:span><text:span text:style-name="T19_33">a</text:span><text:span text:style-name="T19_34"><text:s/></text:span><text:span text:style-name="T19_35">goodness</text:span><text:span text:style-name="T19_36"><text:s/></text:span><text:span text:style-name="T19_37">rating</text:span><text:span text:style-name="T19_38"><text:s/></text:span><text:span text:style-name="T19_39">for</text:span><text:span text:style-name="T19_40"><text:s/></text:span><text:span text:style-name="T19_41">the</text:span><text:span text:style-name="T19_42"><text:s/></text:span><text:span text:style-name="T19_43">member</text:span><text:span text:style-name="T19_44"><text:s/></text:span><text:span text:style-name="T19_45">to</text:span><text:span text:style-name="T19_46"><text:s/></text:span><text:span text:style-name="T19_47">encourage</text:span><text:span text:style-name="T19_48"><text:s/></text:span><text:span text:style-name="T19_49">contributions</text:span><text:span text:style-name="T19_50"><text:s/></text:span><text:span text:style-name="T19_51">by</text:span><text:span text:style-name="T19_52"><text:s/></text:span><text:span text:style-name="T19_53">members</text:span><text:span text:style-name="T19_54">,<text:s/></text:span></text:p>
        </text:list-item>
      </text:list>
      <text:p text:style-name="P20"/>
      <text:p text:style-name="P21"><text:span text:style-name="T21_1">Project</text:span><text:span text:style-name="T21_2"><text:s/></text:span><text:span text:style-name="T21_3">will</text:span><text:span text:style-name="T21_4"><text:s/></text:span><text:span text:style-name="T21_5">be</text:span><text:span text:style-name="T21_6"><text:s/></text:span><text:span text:style-name="T21_7">done</text:span><text:span text:style-name="T21_8"><text:s/></text:span><text:span text:style-name="T21_9">on</text:span><text:span text:style-name="T21_10"><text:s/></text:span><text:span text:style-name="T21_11">UBC</text:span><text:span text:style-name="T21_12"><text:s/></text:span><text:span text:style-name="T21_13">linux</text:span><text:span text:style-name="T21_14"><text:s/></text:span><text:span text:style-name="T21_15">servers</text:span><text:span text:style-name="T21_16"><text:s/></text:span><text:span text:style-name="T21_17">using</text:span><text:span text:style-name="T21_18"><text:s/></text:span><text:span text:style-name="T21_19">apache</text:span><text:span text:style-name="T21_20"><text:s/></text:span><text:span text:style-name="T21_21">web</text:span><text:span text:style-name="T21_22"><text:s/></text:span><text:span text:style-name="T21_23">server</text:span><text:span text:style-name="T21_24"><text:s/></text:span><text:span text:style-name="T21_25">with</text:span><text:span text:style-name="T21_26"><text:s/></text:span><text:span text:style-name="T21_27">php</text:span><text:span text:style-name="T21_28"><text:s/></text:span><text:span text:style-name="T21_29">and</text:span><text:span text:style-name="T21_30"><text:s/></text:span><text:span text:style-name="T21_31">oracle</text:span><text:span text:style-name="T21_32"><text:s/></text:span><text:span text:style-name="T21_33">as</text:span><text:span text:style-name="T21_34"><text:s/></text:span><text:span text:style-name="T21_35">the</text:span><text:span text:style-name="T21_36"><text:s/></text:span><text:span text:style-name="T21_37">backend</text:span><text:span text:style-name="T21_38">.</text:span></text:p>
      <text:p text:style-name="P22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